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392cm" style:rel-column-width="16931*"/>
    </style:style>
    <style:style style:name="Tabela4.B" style:family="table-column">
      <style:table-column-properties style:column-width="5.089cm" style:rel-column-width="19616*"/>
    </style:style>
    <style:style style:name="Tabela4.C" style:family="table-column">
      <style:table-column-properties style:column-width="7.519cm" style:rel-column-width="28988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1" fo:font-size="16pt" fo:font-style="italic" officeooo:rsid="001fe870" officeooo:paragraph-rsid="001fe870" style:font-size-asian="16pt" style:font-style-asian="italic" style:font-size-complex="16pt" style:font-style-complex="italic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Table_20_Contents">
      <style:text-properties style:font-name="Arial1" fo:font-size="14pt" officeooo:rsid="0021a043" officeooo:paragraph-rsid="0021a043" style:font-size-asian="14pt" style:font-size-complex="14pt"/>
    </style:style>
    <style:style style:name="P10" style:family="paragraph" style:parent-style-name="Table_20_Contents">
      <style:text-properties style:font-name="Arial1" fo:font-size="14pt" officeooo:rsid="00230704" officeooo:paragraph-rsid="002e3e29" style:font-size-asian="14pt" style:font-size-complex="14pt"/>
    </style:style>
    <style:style style:name="P11" style:family="paragraph" style:parent-style-name="Table_20_Contents">
      <style:text-properties style:font-name="Arial1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1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1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1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1" fo:font-size="14pt" fo:font-style="italic" officeooo:rsid="00259758" officeooo:paragraph-rsid="002e3e29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1" fo:font-size="14pt" fo:font-style="italic" officeooo:rsid="002e3e29" officeooo:paragraph-rsid="002e3e29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 style:list-style-name="L1">
      <style:text-properties officeooo:paragraph-rsid="00218f55"/>
    </style:style>
    <style:style style:name="P23" style:family="paragraph" style:parent-style-name="Table_20_Contents" style:list-style-name="L2">
      <style:text-properties style:font-name="Arial1" fo:font-size="14pt" officeooo:rsid="0021a043" officeooo:paragraph-rsid="002e3e29" style:font-size-asian="14pt" style:font-size-complex="14pt"/>
    </style:style>
    <style:style style:name="P24" style:family="paragraph" style:parent-style-name="Table_20_Contents">
      <style:text-properties style:font-name="Arial1" fo:font-size="14pt" officeooo:rsid="0021a043" officeooo:paragraph-rsid="0021a043" style:font-size-asian="14pt" style:font-size-complex="14pt"/>
    </style:style>
    <style:style style:name="P25" style:family="paragraph" style:parent-style-name="Table_20_Contents" style:list-style-name="L2">
      <style:text-properties style:font-name="Arial1" fo:font-size="14pt" officeooo:rsid="002e44e2" officeooo:paragraph-rsid="002e44e2" style:font-size-asian="14pt" style:font-size-complex="14pt"/>
    </style:style>
    <style:style style:name="P26" style:family="paragraph" style:parent-style-name="Table_20_Contents">
      <style:text-properties style:font-name="Arial1" fo:font-size="14pt" fo:font-style="italic" officeooo:rsid="00259758" officeooo:paragraph-rsid="002e44e2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1" fo:font-size="14pt" fo:font-style="italic" officeooo:rsid="002e44e2" officeooo:paragraph-rsid="002e44e2" style:font-size-asian="14pt" style:font-style-asian="italic" style:font-size-complex="14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e44e2" officeooo:paragraph-rsid="002e44e2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e3e29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e44e2" style:font-style-asian="normal" style:font-weight-asian="normal" style:font-style-complex="normal" style:font-weight-complex="normal"/>
    </style:style>
    <style:style style:name="T5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1a043"/>
    </style:style>
    <style:style style:name="T11" style:family="text">
      <style:text-properties fo:font-style="italic" officeooo:rsid="002e3e29" style:font-style-asian="italic" style:font-style-complex="italic"/>
    </style:style>
    <style:style style:name="T12" style:family="text">
      <style:text-properties fo:font-style="italic" officeooo:rsid="002e44e2" style:font-style-asian="italic" style:font-style-complex="italic"/>
    </style:style>
    <style:style style:name="T13" style:family="text">
      <style:text-properties officeooo:rsid="002e3e29"/>
    </style:style>
    <style:style style:name="T14" style:family="text">
      <style:text-properties officeooo:rsid="002e44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/><text:span text:style-name="T14">3.01</text:span> – <text:span text:style-name="T1">Gerenciar Cadastro de Insumos – <text:tab/><text:tab/> <text:s text:c="3"/><text:tab/><text:tab/> <text:s text:c="3"/>Adicionar Insum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Como <text:span text:style-name="T2">Administrador</text:span></text:p>
            <text:p text:style-name="P21">Eu quero <text:span text:style-name="T2">adicionar um novo </text:span><text:span text:style-name="T4">insumo</text:span><text:span text:style-name="T2"> ao sistema</text:span></text:p>
            <text:p text:style-name="P21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3306997813" text:style-name="L1">
        <text:list-item>
          <text:p text:style-name="P22"><text:span text:style-name="T8">Tabelas/</text:span><text:span text:style-name="T7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8">INSUMO</text:p>
          </table:table-cell>
          <table:table-cell table:style-name="Tabela4.A1" office:value-type="string">
            <text:p text:style-name="P17">Nome do Campo</text:p>
          </table:table-cell>
          <table:table-cell table:style-name="Tabela4.C1" office:value-type="string">
            <text:p text:style-name="P18">Campo BD</text:p>
          </table:table-cell>
        </table:table-row>
        <table:table-row>
          <table:table-cell table:style-name="Tabela4.A2" table:number-rows-spanned="5" office:value-type="string">
            <text:p text:style-name="P11"/>
          </table:table-cell>
          <table:table-cell table:style-name="Tabela4.A2" office:value-type="string">
            <text:p text:style-name="P12">ID_<text:span text:style-name="T14">INSUMO</text:span></text:p>
          </table:table-cell>
          <table:table-cell table:style-name="Tabela4.C2" office:value-type="string">
            <text:p text:style-name="P10">ID_<text:span text:style-name="T12">INSUM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3">IS_EXCLUIDO</text:p>
          </table:table-cell>
          <table:table-cell table:style-name="Tabela4.C2" office:value-type="string">
            <text:p text:style-name="P14">IS_EXCLUIDO 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13">IS_<text:span text:style-name="T13">ATIVO</text:span></text:p>
          </table:table-cell>
          <table:table-cell table:style-name="Tabela4.C2" office:value-type="string">
            <text:p text:style-name="P15">IS_<text:span text:style-name="T13">ATIVO</text:span> - <text:span text:style-name="T10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Descrição</text:p>
          </table:table-cell>
          <table:table-cell table:style-name="Tabela4.C2" office:value-type="string">
            <text:p text:style-name="P14"><text:span text:style-name="T13">DESCRICAO</text:span> - <text:span text:style-name="T13">VARCHAR(100)</text:span></text:p>
          </table:table-cell>
        </table:table-row>
        <table:table-row>
          <table:covered-table-cell/>
          <table:table-cell table:style-name="Tabela4.A2" office:value-type="string">
            <text:p text:style-name="P11">Observações</text:p>
          </table:table-cell>
          <table:table-cell table:style-name="Tabela4.C2" office:value-type="string">
            <text:p text:style-name="P9">OBSERVACOES - VARCHAR(500)</text:p>
          </table:table-cell>
        </table:table-row>
      </table:table>
      <text:p text:style-name="P7"/>
      <text:p text:style-name="P3"/>
      <text:list xml:id="list220239214014628" text:continue-numbering="true" text:style-name="L1">
        <text:list-item>
          <text:p text:style-name="P22"><text:span text:style-name="T6">Validações</text:span><text:span text:style-name="T5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Nome do Campo</text:p>
          </table:table-cell>
          <table:table-cell table:style-name="Tabela2.A1" office:value-type="string">
            <text:p text:style-name="P17">Validação</text:p>
          </table:table-cell>
          <table:table-cell table:style-name="Tabela2.C1" office:value-type="string">
            <text:p text:style-name="P19">Outros</text:p>
          </table:table-cell>
        </table:table-row>
        <table:table-row>
          <table:table-cell table:style-name="Tabela2.A2" office:value-type="string">
            <text:p text:style-name="P16">Descrição</text:p>
          </table:table-cell>
          <table:table-cell table:style-name="Tabela2.A2" office:value-type="string">
            <text:list xml:id="list3615247099" text:style-name="L2">
              <text:list-item>
                <text:p text:style-name="P23">Obrigatório (<text:span text:style-name="T11">Descrição</text:span> deve ser informado)</text:p>
              </text:list-item>
            </text:list>
          </table:table-cell>
          <table:table-cell table:style-name="Tabela2.C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2:02:37.861000000</dc:date>
    <meta:editing-duration>PT52M7S</meta:editing-duration>
    <meta:editing-cycles>12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5" meta:word-count="75" meta:character-count="522" meta:non-whitespace-character-count="459"/>
  </office:meta>
</office:document-meta>
</file>